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1fbed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01fbed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text-underline-style="solid" style:text-underline-type="double" style:text-underline-width="auto" style:text-underline-color="font-color" officeooo:paragraph-rsid="0001fbe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0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1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P1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13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14" style:family="paragraph" style:parent-style-name="Quotations">
      <loext:graphic-properties draw:fill="solid" draw:fill-color="#f0f0f0" draw:opacity="100%"/>
      <style:paragraph-properties fo:margin-left="1cm" fo:margin-right="1cm" fo:margin-top="0cm" fo:margin-bottom="0cm" loext:contextual-spacing="false" fo:text-align="start" style:justify-single-word="false" fo:orphans="2" fo:widows="2" fo:text-indent="0cm" style:auto-text-indent="false" fo:background-color="#f0f0f0" fo:padding="0cm" fo:border="none"/>
    </style:style>
    <style:style style:name="P15" style:family="paragraph" style:parent-style-name="Heading_20_3">
      <loext:graphic-properties draw:fill="solid" draw:fill-color="#f0f0f0" draw:opacity="100%"/>
      <style:paragraph-properties fo:margin-left="1cm" fo:margin-right="1cm" fo:margin-top="1.191cm" fo:margin-bottom="0cm" loext:contextual-spacing="false" fo:text-align="start" style:justify-single-word="false" fo:orphans="2" fo:widows="2" fo:text-indent="0cm" style:auto-text-indent="false" fo:background-color="#f0f0f0" fo:padding="0cm" fo:border="none"/>
      <style:text-properties fo:font-variant="normal" fo:text-transform="none" fo:color="#3d464d" style:font-name="Open sans" fo:font-size="13.5pt" fo:letter-spacing="normal" fo:font-style="normal" fo:font-weight="bold"/>
    </style:style>
    <style:style style:name="T1" style:family="text">
      <style:text-properties fo:font-variant="normal" fo:text-transform="none" fo:color="#3d464d" style:font-name="Open Sans" fo:font-size="13.5pt" fo:letter-spacing="normal" fo:font-style="normal" fo:font-weight="bold"/>
    </style:style>
    <style:style style:name="T2" style:family="text"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d464d" fo:letter-spacing="normal"/>
    </style:style>
    <style:style style:name="T7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8" style:family="text">
      <style:text-properties fo:font-variant="normal" fo:text-transform="none" fo:color="#3d464d" fo:letter-spacing="normal" loext:padding="0cm" loext:border="none"/>
    </style:style>
    <style:style style:name="T9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text:tab/><text:tab/><text:tab/><text:tab/><text:span text:style-name="T2">A pilha e o Coletor de Lixo</text:span></text:p>
      <text:p text:style-name="Text_20_body"><text:line-break/><text:span text:style-name="T3">Uma certa aplicação declara diversas variáveis do tipo </text:span><text:span text:style-name="Source_20_Text"><text:span text:style-name="T4">int</text:span></text:span><text:span text:style-name="T3">, </text:span><text:span text:style-name="Source_20_Text"><text:span text:style-name="T4">bool</text:span></text:span><text:span text:style-name="T3"> e </text:span><text:span text:style-name="Source_20_Text"><text:span text:style-name="T4">double</text:span></text:span><text:span text:style-name="T3">. Conforme a aplicação executa, seus métodos chamam outros métodos secundários, que por sua vez chamam ainda outros métodos da aplicação. Com isso, a pilha cresce de tamanho. Conforme a aplicação roda, o programa vai saindo dos blocos da aplicação e diversas variáveis deixam de ser necessárias.</text:span></text:p>
      <text:p text:style-name="P9">Pense e responda: o coletor de lixo também coleta esse lixo da pilha?</text:p>
      <text:p text:style-name="Text_20_body"/>
      <text:p text:style-name="P1"><text:span text:style-name="T3">Não. A pilha cresce e se "contrai" conforme o programa é executado: Esse "lixo" gerado pelas variáveis que deixaram de ser utilizadas é destruído assim que cada bloco termina de ser executado.</text:span> </text:p>
      <text:p text:style-name="P1"/>
      <text:p text:style-name="P1"><text:tab/><text:tab/><text:tab/><text:span text:style-name="T1">Finalizador e o método Dispose()</text:span> </text:p>
      <text:p text:style-name="P1"/>
      <text:p text:style-name="P1"><text:span text:style-name="T3">É possível que um finalizador seja chamado antes do método </text:span><text:span text:style-name="Source_20_Text"><text:span text:style-name="T7">Dispose</text:span></text:span><text:span text:style-name="T6"> </text:span><text:span text:style-name="T3">em um objeto?</text:span> </text:p>
      <text:p text:style-name="P1"/>
      <text:p text:style-name="P1"><text:span text:style-name="T3">Sim. O desenvolvedor do aplicativo pode se certificar de que o método </text:span><text:span text:style-name="Source_20_Text"><text:span text:style-name="T4">Dispose</text:span></text:span><text:span text:style-name="T3"> seja chamado para solicitar a liberação de quaisquer recursos que o objeto esteja usando. Se isso não acontecer, e o objeto for processado pelo </text:span><text:span text:style-name="Emphasis"><text:span text:style-name="T5">Garbage Collector</text:span></text:span><text:span text:style-name="T3">, o método finalize será chamado primeiro. O "padrão de Dispose" foi projetado para garantir que um objeto libere recursos de forma adequada.</text:span></text:p>
      <text:p text:style-name="P9">Para saber mais:</text:p>
      <text:h text:style-name="P15" text:outline-level="3">Padrão de Dispose</text:h>
      <text:p text:style-name="P14"><text:a xlink:type="simple" xlink:href="https://docs.microsoft.com/pt-br/dotnet/standard/design-guidelines/dispose-pattern" text:style-name="Internet_20_link" text:visited-style-name="Visited_20_Internet_20_Link"><text:span text:style-name="T5">https://docs.microsoft.com/pt-br/dotnet/standard/design-guidelines/dispose-pattern</text:span></text:a></text:p>
      <text:p text:style-name="P1"/>
      <text:p text:style-name="P1"/>
      <text:p text:style-name="P2"><text:tab/><text:tab/></text:p>
      <text:p text:style-name="P2"/>
      <text:p text:style-name="P2"><text:soft-page-break/><text:tab/><text:tab/><text:tab/><text:span text:style-name="T1">Para pensar: descartando arrays de inteiros</text:span> </text:p>
      <text:p text:style-name="P2"/>
      <text:p text:style-name="P2"><text:span text:style-name="T3">Arrays de inteiros são destruídos pelo coletor de lixo?</text:span> </text:p>
      <text:p text:style-name="P2"><text:span text:style-name="T3">Uma variável </text:span><text:span text:style-name="Source_20_Text"><text:span text:style-name="T4">int</text:span></text:span><text:span text:style-name="T3"> não é descartada pelo coletor de lixo do .NET.</text:span></text:p>
      <text:p text:style-name="P5"><text:span text:style-name="T3">Porém, </text:span><text:span text:style-name="Emphasis"><text:span text:style-name="T5">arrays de inteiros</text:span></text:span><text:span text:style-name="T3">, assim como quaisquer arrays de tipos de valor, são implementados como </text:span><text:span text:style-name="Strong_20_Emphasis"><text:span text:style-name="T5">objetos</text:span></text:span><text:span text:style-name="T3">. Por exemplo, um array de 50 inteiros será gerenciado como:</text:span></text:p>
      <text:list xml:id="list85620179" text:style-name="L1">
        <text:list-item>
          <text:p text:style-name="P6">um objeto que contém 50 inteiros</text:p>
        </text:list-item>
        <text:list-item>
          <text:p text:style-name="P10">e uma referência de matriz para esse objeto.</text:p>
        </text:list-item>
      </text:list>
      <text:p text:style-name="P5"><text:span text:style-name="T3">Isso significa que essas matrizes serão implementadas no monte (</text:span><text:span text:style-name="Emphasis"><text:span text:style-name="T5">heap</text:span></text:span><text:span text:style-name="T3">) e sua remoção da memória </text:span><text:span text:style-name="Strong_20_Emphasis"><text:span text:style-name="T5">envolverá o coletor de lixo</text:span></text:span><text:span text:style-name="T3">.</text:span></text:p>
      <text:p text:style-name="P2"/>
      <text:p text:style-name="P2"/>
      <text:p text:style-name="P2"><text:tab/><text:tab/><text:tab/><text:span text:style-name="T1">Para pensar: chamando Dispose várias vezes</text:span> </text:p>
      <text:p text:style-name="P2"/>
      <text:p text:style-name="P2"><text:span text:style-name="T3">Que problemas podem ocorrer se o método Dispose de uma instância for chamado mais de uma vez?</text:span> </text:p>
      <text:p text:style-name="P2"/>
      <text:p text:style-name="P2"><text:span text:style-name="T3">Nenhum problema. O </text:span><text:span text:style-name="Strong_20_Emphasis"><text:span text:style-name="T5">padrão Dispose</text:span></text:span><text:span text:style-name="T3"> usa um </text:span><text:span text:style-name="Emphasis"><text:span text:style-name="T5">sinalizador (flag)</text:span></text:span><text:span text:style-name="T3"> (isto é, uma variável booleana </text:span><text:span text:style-name="Source_20_Text"><text:span text:style-name="T4">disposedValue</text:span></text:span><text:span text:style-name="T3">) para garantir que isso não cause problemas:</text:span></text:p>
      <text:p text:style-name="P12"><text:span text:style-name="Source_20_Text"><text:span text:style-name="T10">private</text:span></text:span><text:span text:style-name="Source_20_Text"><text:span text:style-name="T9"> </text:span></text:span><text:span text:style-name="Source_20_Text"><text:span text:style-name="T10">bool</text:span></text:span><text:span text:style-name="Source_20_Text"><text:span text:style-name="T9"> disposedValue </text:span></text:span><text:span text:style-name="Source_20_Text"><text:span text:style-name="T11">=</text:span></text:span><text:span text:style-name="Source_20_Text"><text:span text:style-name="T9"> </text:span></text:span><text:span text:style-name="Source_20_Text"><text:span text:style-name="T10">false</text:span></text:span><text:span text:style-name="Source_20_Text"><text:span text:style-name="T11">;</text:span></text:span><text:span text:style-name="Source_20_Text"><text:span text:style-name="T9"> </text:span></text:span><text:span text:style-name="Source_20_Text"><text:span text:style-name="T12">// Para detectar chamadas redundantes</text:span></text:span></text:p>
      <text:p text:style-name="P13"/>
      <text:p text:style-name="P12"><text:span text:style-name="Source_20_Text"><text:span text:style-name="T10">protected</text:span></text:span><text:span text:style-name="Source_20_Text"><text:span text:style-name="T9"> </text:span></text:span><text:span text:style-name="Source_20_Text"><text:span text:style-name="T10">virtual</text:span></text:span><text:span text:style-name="Source_20_Text"><text:span text:style-name="T9"> </text:span></text:span><text:span text:style-name="Source_20_Text"><text:span text:style-name="T10">void</text:span></text:span><text:span text:style-name="Source_20_Text"><text:span text:style-name="T9"> </text:span></text:span><text:span text:style-name="Source_20_Text"><text:span text:style-name="T13">Dispose</text:span></text:span><text:span text:style-name="Source_20_Text"><text:span text:style-name="T11">(</text:span></text:span><text:span text:style-name="Source_20_Text"><text:span text:style-name="T10">bool</text:span></text:span><text:span text:style-name="Source_20_Text"><text:span text:style-name="T9"> disposing</text:span></text:span><text:span text:style-name="Source_20_Text"><text:span text:style-name="T11">)</text:span></text:span></text:p>
      <text:p text:style-name="P12"><text:span text:style-name="Source_20_Text"><text:span text:style-name="T11">{</text:span></text:span></text:p>
      <text:p text:style-name="P12"><text:span text:style-name="Source_20_Text"><text:span text:style-name="T8"><text:s text:c="4"/></text:span></text:span><text:span text:style-name="Source_20_Text"><text:span text:style-name="T10">if</text:span></text:span><text:span text:style-name="Source_20_Text"><text:span text:style-name="T9"> </text:span></text:span><text:span text:style-name="Source_20_Text"><text:span text:style-name="T11">(!</text:span></text:span><text:span text:style-name="Source_20_Text"><text:span text:style-name="T9">disposedValue</text:span></text:span><text:span text:style-name="Source_20_Text"><text:span text:style-name="T11">)</text:span></text:span></text:p>
      <text:p text:style-name="P12"><text:span text:style-name="Source_20_Text"><text:span text:style-name="T8"><text:s text:c="4"/></text:span></text:span><text:span text:style-name="Source_20_Text"><text:span text:style-name="T11">{</text:span></text:span></text:p>
      <text:p text:style-name="P12"><text:span text:style-name="Source_20_Text"><text:span text:style-name="T8"><text:s text:c="8"/></text:span></text:span><text:span text:style-name="Source_20_Text"><text:span text:style-name="T12">//descarta os recursos</text:span></text:span></text:p>
      <text:p text:style-name="P12"><text:span text:style-name="Source_20_Text"><text:span text:style-name="T8"><text:s text:c="4"/></text:span></text:span><text:span text:style-name="Source_20_Text"><text:span text:style-name="T11">}</text:span></text:span></text:p>
      <text:p text:style-name="P12"><text:span text:style-name="Source_20_Text"><text:span text:style-name="T11">}</text:span></text:span></text:p>
      <text:p text:style-name="P2"/>
      <text:p text:style-name="P2"><text:soft-page-break/></text:p>
      <text:p text:style-name="P2"><text:tab/><text:tab/><text:tab/><text:span text:style-name="T1">O que aprendemos?</text:span> </text:p>
      <text:p text:style-name="P3">Coletando Lixo</text:p>
      <text:list xml:id="list521329730" text:style-name="L2">
        <text:list-item>
          <text:p text:style-name="P7">Finalizadores</text:p>
          <text:list>
            <text:list-item>
              <text:p text:style-name="P7">Criando finalizadores</text:p>
            </text:list-item>
            <text:list-item>
              <text:p text:style-name="P8"><text:span text:style-name="T3">Finalizadores são usados para liberar </text:span><text:span text:style-name="Emphasis"><text:span text:style-name="T5">recursos não-gerenciados</text:span></text:span></text:p>
            </text:list-item>
            <text:list-item>
              <text:p text:style-name="P7">Finalizadores são invocados externamente pelo Garbage Collector (Coletor de Lixo) do .NET</text:p>
            </text:list-item>
            <text:list-item>
              <text:p text:style-name="P8"><text:span text:style-name="T3">Forçando o trabalho de descarte do Coletor de Lixo com o método </text:span><text:span text:style-name="Source_20_Text"><text:span text:style-name="T4">GC.Collect()</text:span></text:span></text:p>
            </text:list-item>
          </text:list>
        </text:list-item>
        <text:list-item>
          <text:p text:style-name="P7">O Padrão Dispose</text:p>
          <text:list>
            <text:list-item>
              <text:p text:style-name="P11"><text:span text:style-name="T3">Implementando a interface </text:span><text:span text:style-name="Source_20_Text"><text:span text:style-name="T4">IDisposable</text:span></text:span></text:p>
            </text:list-item>
          </text:list>
        </text:list-item>
      </text:list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2T10:58:32.505000000</dc:date>
    <meta:editing-duration>PT3M6S</meta:editing-duration>
    <meta:editing-cycles>4</meta:editing-cycles>
    <meta:document-statistic meta:table-count="0" meta:image-count="0" meta:object-count="0" meta:page-count="3" meta:paragraph-count="38" meta:word-count="409" meta:character-count="2636" meta:non-whitespace-character-count="2226"/>
  </office:meta>
</office:document-meta>
</file>